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nonymous Pro1" fo:font-size="48pt" style:font-size-asian="48pt" style:font-size-complex="48pt"/>
    </style:style>
    <style:style style:name="P2" style:family="paragraph" style:parent-style-name="Standard">
      <style:paragraph-properties fo:text-align="center" style:justify-single-word="false"/>
      <style:text-properties style:font-name="Anonymous Pro1" fo:font-size="54pt" style:font-size-asian="54pt" style:font-size-complex="54pt"/>
    </style:style>
    <style:style style:name="P3" style:family="paragraph" style:parent-style-name="Standard">
      <style:paragraph-properties fo:text-align="center" style:justify-single-word="false"/>
      <style:text-properties style:font-name="Anonymous Pro1" fo:font-size="24pt" style:font-size-asian="24pt" style:font-size-complex="24pt"/>
    </style:style>
    <style:style style:name="P4" style:family="paragraph" style:parent-style-name="Standard">
      <style:paragraph-properties fo:text-align="start" style:justify-single-word="false"/>
      <style:text-properties style:font-name="Anonymous Pro1" fo:font-size="24pt" style:font-size-asian="24pt" style:font-size-complex="24pt"/>
    </style:style>
    <style:style style:name="P5" style:family="paragraph" style:parent-style-name="Standard">
      <style:paragraph-properties fo:margin-top="0in" fo:margin-bottom="0.1in" fo:text-align="start" style:justify-single-word="false"/>
      <style:text-properties style:font-name="Anonymous Pro1" fo:font-size="18pt" style:font-size-asian="18pt" style:font-size-complex="18pt"/>
    </style:style>
    <style:style style:name="P6" style:family="paragraph" style:parent-style-name="db.description">
      <style:text-properties style:font-name="Anonymous Pro1"/>
    </style:style>
    <style:style style:name="P7" style:family="paragraph" style:parent-style-name="db.description">
      <style:text-properties style:font-name="Anonymous Pro1" fo:font-size="16pt" style:font-size-asian="16pt" style:font-size-complex="16pt"/>
    </style:style>
    <style:style style:name="P8" style:family="paragraph" style:parent-style-name="db.menuItem">
      <style:text-properties style:font-name="Anonymous Pro1"/>
    </style:style>
    <style:style style:name="P9" style:family="paragraph" style:parent-style-name="db.menuItem">
      <style:text-properties style:font-name="Anonymous Pro1" fo:font-size="16pt" style:font-size-asian="16pt" style:font-size-complex="16pt"/>
    </style:style>
    <style:style style:name="P10" style:family="paragraph" style:parent-style-name="db.heading">
      <style:paragraph-properties fo:break-before="page"/>
      <style:text-properties style:font-name="Anonymous Pro1"/>
    </style:style>
    <style:style style:name="P11" style:family="paragraph" style:parent-style-name="db.description" style:list-style-name="L1">
      <style:text-properties fo:font-size="14pt" style:font-size-asian="14pt" style:font-size-complex="14pt"/>
    </style:style>
    <style:style style:name="P12" style:family="paragraph" style:parent-style-name="db.menuItem" style:list-style-name="L1">
      <style:text-propertie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nonymous Pro1"/>
    </style:style>
    <style:style style:name="T4" style:family="text">
      <style:text-properties style:font-name="Anonymous Pro1" fo:font-size="10pt" style:font-size-asian="10pt" style:font-size-complex="10pt"/>
    </style:style>
    <style:style style:name="T5" style:family="text">
      <style:text-properties style:font-name="Anonymous Pro1" fo:font-size="14pt" style:font-size-asian="12.25pt" style:font-size-complex="14pt"/>
    </style:style>
    <style:style style:name="T6" style:family="text">
      <style:text-properties style:font-name="Anonymous Pro1" fo:font-size="16pt" style:font-size-asian="16pt" style:font-size-complex="16pt"/>
    </style:style>
    <style:style style:name="T7" style:family="text">
      <style:text-properties fo:font-size="12pt"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0.4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Dwarf Builder</text:p>
      <text:p text:style-name="P3">Instruction Manual</text:p>
      <text:p text:style-name="P3">0.34.07v11</text:p>
      <text:p text:style-name="P3"/>
      <text:p text:style-name="P3"/>
      <text:p text:style-name="P3"/>
      <text:p text:style-name="P3"/>
      <text:p text:style-name="P3"/>
      <text:p text:style-name="P3"/>
      <text:p text:style-name="P4"/>
      <text:p text:style-name="P5">Table of Contents</text:p>
      <text:list xml:id="list355572742" text:style-name="L1">
        <text:list-item>
          <text:p text:style-name="P11">This page!</text:p>
        </text:list-item>
        <text:list-item>
          <text:p text:style-name="P11">Dwarf Builder</text:p>
        </text:list-item>
        <text:list-item>
          <text:p text:style-name="P11">Visual Settings</text:p>
        </text:list-item>
        <text:list-item>
          <text:p text:style-name="P11">Application Settings</text:p>
        </text:list-item>
        <text:list-item>
          <text:p text:style-name="P11">Gameplay Settings</text:p>
        </text:list-item>
        <text:list-item>
          <text:p text:style-name="P12">Gameplay Settings Cont'd</text:p>
        </text:list-item>
        <text:list-item>
          <text:p text:style-name="P11">DB Settings</text:p>
        </text:list-item>
        <text:list-item>
          <text:p text:style-name="P11">Installing Sound Sense</text:p>
        </text:list-item>
        <text:list-item>
          <text:p text:style-name="P11">FAQs</text:p>
        </text:list-item>
      </text:list>
      <text:p text:style-name="P10">Dwarf Builder</text:p>
      <text:p text:style-name="P8">Construct Dwarf Fortress</text:p>
      <text:p text:style-name="P6">Apply all the options that you chose in the settings menus and create a new Dwarf Fortress application in the folder you specified in the File tab. If there is already a Dwarf Fortress application in this location, it will attempt to backup your saved games and restore them into the new Dwarf Fortress.</text:p>
      <text:p text:style-name="P8"/>
      <text:p text:style-name="P8">Construct Dwarf Therapist</text:p>
      <text:p text:style-name="P6">Install Dwarf Therapist in your specified folder, or if it already exists, update the memory addresses.</text:p>
      <text:p text:style-name="P8"/>
      <text:p text:style-name="P8">Construct Sound Sense</text:p>
      <text:p text:style-name="P6">Install Sound Sense in your specified folder. Assumes DwarfFortress.app is in the same folder. (see page 8)</text:p>
      <text:p text:style-name="P10">Visual Settings</text:p>
      <text:p text:style-name="P8">Fullscreen</text:p>
      <text:p text:style-name="P6">Dwarf Fortress starts in window mode or fullscreen mode.</text:p>
      <text:p text:style-name="P8">Resizable</text:p>
      <text:p text:style-name="P6">Dwarf Fortress window is resizable or not.</text:p>
      <text:p text:style-name="P8">Window Dimensions</text:p>
      <text:p text:style-name="P6">Width and height of the window for window mode.</text:p>
      <text:p text:style-name="P6"/>
      <text:p text:style-name="P8">Show Intro</text:p>
      <text:p text:style-name="P6">Whether or not to show the intro video. May be cool to see once or twice, but may be annoying afterward.</text:p>
      <text:p text:style-name="P8">Show FPS</text:p>
      <text:p text:style-name="P6">Show the current FPS near the top of the screen.</text:p>
      <text:p text:style-name="P8">Liquid Depth</text:p>
      <text:p text:style-name="P6">Show a number (1-7) for water and magma depth.</text:p>
      <text:p text:style-name="P8">Show Idlers</text:p>
      <text:p text:style-name="P6">Show the number of dwarfs that are doing nothing.</text:p>
      <text:p text:style-name="P8"/>
      <text:p text:style-name="P8">Creature Graphics</text:p>
      <text:p text:style-name="P6">YES: Creatures and Dwarfs will be distinct and look like what they are. For instance, a rabbit will look different from a raccoon.</text:p>
      <text:p text:style-name="P6">NO: Creatures will show up as letters. Note: some creatures such as rabbits, raccoons, and ravens all look like 'r'.</text:p>
      <text:p text:style-name="P8">Tileset</text:p>
      <text:p text:style-name="P6">Change how the terrain and map tiles look.</text:p>
      <text:p text:style-name="P8"/>
      <text:p text:style-name="P8">Use TTF Font</text:p>
      <text:p text:style-name="P6">Truetype font, instead of the normal tiles. It's not perfect though, so you may find text disappearing or gender icons missing. However, if it is disabled, some tilesets will replace certain letters with icons, such as comma ',' and period '.', so disabling fonts may appear strange as well. In the game, you may press F12 to toggle fonts.</text:p>
      <text:p text:style-name="P8">Font</text:p>
      <text:p text:style-name="P6">This will allow you to choose which font is applied in the option above.</text:p>
      <text:p text:style-name="P8"/>
      <text:p text:style-name="db.menuItem">Tileset Colors</text:p>
      <text:p text:style-name="db.description">If this is checked, it will ignore the option below and use whatever is the default colors for the tileset you have chosen.</text:p>
      <text:p text:style-name="db.menuItem">Colors</text:p>
      <text:p text:style-name="db.description">Pick the color palette used to draw features on the screen. This may make things look strange with fully graphical tilesets such as Ironhand or Phoebus, and more often looks better with tilesets that don't use Creature Graphics, like Vherid and Jolly.</text:p>
      <text:p text:style-name="P10">Application Settings</text:p>
      <text:p text:style-name="P8">Enable Sound</text:p>
      <text:p text:style-name="P6">Whether or not to use audio.</text:p>
      <text:p text:style-name="P8">Extend Soundtk</text:p>
      <text:p text:style-name="P6">You may switch to the extended soundtrack. This increases the size of Dwarf Fortress and takes a bit longer to initially load.</text:p>
      <text:p text:style-name="P8">Volume</text:p>
      <text:p text:style-name="P6">0-255, higher is louder.</text:p>
      <text:p text:style-name="P8"/>
      <text:p text:style-name="P8">Keybindings</text:p>
      <text:p text:style-name="P6">DEFAULT uses +-*/ for secondary menu navigation,</text:p>
      <text:p text:style-name="P6">LAPTOP uses =-+_, which is better for keyboards without a number pad.</text:p>
      <text:p text:style-name="P8">P. FPS Cap<text:span text:style-name="T7"> (Processing FPS Cap)</text:span></text:p>
      <text:p text:style-name="P6">Set a maximum cap for the processing “frames” per second. This is different from graphical refresh rate, as it determines how often things happen in the game. For instance, a healthy, unencumbered dwarf will move one tile every 10 frames.</text:p>
      <text:p text:style-name="P8">G. FPS Cap<text:span text:style-name="T7"> (Graphical FPS Cap)</text:span></text:p>
      <text:p text:style-name="P6">This determines how often the screen is updated.</text:p>
      <text:p text:style-name="P8"/>
      <text:p text:style-name="P8">Auto Save</text:p>
      <text:p text:style-name="P6">Automatically save your game at a certain interval, or don't.</text:p>
      <text:p text:style-name="P8">Compress Saves</text:p>
      <text:p text:style-name="P6">Saves will be compressed to save space. Disable this if you're getting corrupted saves.</text:p>
      <text:p text:style-name="P8">Pause on Load</text:p>
      <text:p text:style-name="P6">Start the game paused whenever you start or load a game.</text:p>
      <text:p text:style-name="P8">Pause on Save</text:p>
      <text:p text:style-name="P6">Pause the game after it's saved (manually or automatically).</text:p>
      <text:p text:style-name="P8">Auto Backup Saves</text:p>
      <text:p text:style-name="P6">Move your save games to a different area in Dwarf Fortress in case you mess up and want to go back. Commonly referred to as Save Scumming. This is not the same as the “Backup DF Files” option in the File tab. This option keeps the backed up saves inside Dwarf Fortress, whereas that option actually moves your saves into the Dwarf Builder app.</text:p>
      <text:p text:style-name="P10">Gameplay Settings</text:p>
      <text:p text:style-name="P8">Skill Rusting</text:p>
      <text:p text:style-name="P6">Skills and stats will rust to the point of turning your dwarf into a bumbling idiot after a few years, no matter how hard you train. Disabling this will make it so this doesn't happen.</text:p>
      <text:p text:style-name="P8">Grazing Animals</text:p>
      <text:p text:style-name="P6">Turning this off makes grazing animals not starve to death if they don't eat. Meat eaters don't need to be fed, why should grazers be special?</text:p>
      <text:p text:style-name="P8">Pause on Cave-Ins</text:p>
      <text:p text:style-name="P6">Turning this off will make it so the game doesn't pause when there's a cave-in. Sometimes there is a bunch of cave-ins when a world is generated, and it's really annoying.</text:p>
      <text:p text:style-name="P8">Extra Shell Items</text:p>
      <text:p text:style-name="P6">When your dwarves require a shell item, there are very few places you can get them from. This option enables things like scales and hooves to be used as shell items.</text:p>
      <text:p text:style-name="P8">Embark Confirmation</text:p>
      <text:p text:style-name="P6">Setting this to YES will force you to confirm an embark, even if the embark area is perfectly safe (no salt water, aquifers, etc).</text:p>
      <text:p text:style-name="P8">Pause on Warm/Damp Stone</text:p>
      <text:p text:style-name="P6">Normally the game pauses when you strike warm or damp stone to prevent water or magma flood. Some people find this annoying, turn this off if you do.</text:p>
      <text:p text:style-name="P8"/>
      <text:p text:style-name="P8">Temperature</text:p>
      <text:p text:style-name="P6">Turning this off will disable heat and freezing temperature damage. Magma will still destroy anything it directly contacts, but it won't damage nearby trees or structures. Disabling it will increase framerate significantly, though it might reduce *fun*.</text:p>
      <text:p text:style-name="P8">Aquifers</text:p>
      <text:p text:style-name="P6">Aquifers are layers of ground that generate and absorb infinite amounts of water. It is advised for beginners not to embark on an aquifer. Disabling this makes it so they're never generated in the first place.</text:p>
      <text:p text:style-name="P8">Cave-Ins</text:p>
      <text:p text:style-name="P6">Turning this off will allow you to prevent dwarves from being accidentally crushed by falling rock if it is not attached to anything else around it. This is not realistic but good for beginners.</text:p>
      <text:p text:style-name="P8">Invaders</text:p>
      <text:p text:style-name="P6">Enables and disables goblin and kobold invaders to your fortress. Disable this if you are learning and don't want to be bothered.</text:p>
      <text:p text:style-name="P8">Weather</text:p>
      <text:p text:style-name="P6">Rain and snow. Turning it off will increase framerate (to a lesser degree than temperature) but your lakes and rivers will never replenish from rain.</text:p>
      <text:p text:style-name="P8"/>
      <text:p text:style-name="P6"/>
      <text:p text:style-name="P8"/>
      <text:p text:style-name="db.heading"><text:soft-page-break/>Gameplay Settings Cont'd</text:p>
      <text:p text:style-name="P8">Dwarf Cap</text:p>
      <text:p text:style-name="P6">Maximum number of dwarfs before migrants stop arriving. Migrants will start coming again if your population falls below this cap. You may still increase in population if your children grow to adults. More dwarfs will eventually lower your framerate.</text:p>
      <text:p text:style-name="P8">Child Cap</text:p>
      <text:p text:style-name="P6">Hard cap for the number of children (and babies) in your fortress.</text:p>
      <text:p text:style-name="db.menuItem">Child % Cap</text:p>
      <text:p text:style-name="P6">Soft cap based on a percentage of adults in your fortress. The lower of the hard and soft child caps is used as the maximum for children and babies.</text:p>
      <text:p text:style-name="P8"/>
      <text:p text:style-name="P8">Embark Square</text:p>
      <text:p text:style-name="P6">Increasing embark size also increases the number of objects that the game is tracking, thus reducing framerate. Note that your embark square can be a rectangle.</text:p>
      <text:p text:style-name="P10">DB Settings</text:p>
      <text:p text:style-name="P8">Installation Folder</text:p>
      <text:p text:style-name="P6">Define where you want the DwarfFortress.app, DwarfTherapist.app, and SoundSense.app to be installed. This defaults to whatever directory DwarfBuilder.app is in.</text:p>
      <text:p text:style-name="P8"/>
      <text:p text:style-name="P8">Load/Save Settings File</text:p>
      <text:p text:style-name="P6">Save and load your Dwarf Fortress configurations for easy access.</text:p>
      <text:p text:style-name="P8">Plaidman/Default Settings</text:p>
      <text:p text:style-name="P6">Quickly restore to the default Dwarf Fortress settings, or use my newbie settings (because I'm still pretty new to this game).</text:p>
      <text:p text:style-name="P8"/>
      <text:p text:style-name="P8">Backup/Restore DF Files</text:p>
      <text:p text:style-name="P6">Back up and restore Dwarf Fortress save games (but not settings).</text:p>
      <text:p text:style-name="P8">Update Save Raws</text:p>
      <text:p text:style-name="P6">If you manually change your raws, you can use this to update your saved regions. If you only use Dwarf Builder to update your settings/raws and use the Construct DF option, you don't need to use this (it happens automatically). Note this doesn't currently work for updating saves between versions of Dwarf Fortress.</text:p>
      <text:p text:style-name="P8">Open DF.app Folder</text:p>
      <text:p text:style-name="P6">Open the DwarfFortress.app folder so you can make manual changes to raws/settings, etc.</text:p>
      <text:p text:style-name="P10">Installing Sound Sense</text:p>
      <text:p text:style-name="P8">If Sound Sense isn't working properly, there are a few steps that are required to make it work.</text:p>
      <text:p text:style-name="P8"/>
      <text:p text:style-name="db.menuItem"><text:span text:style-name="T3">First check to make sure you have Java 1.7 is installed. In the terminal, you can type 'java -version' to see what version is installed. As of this version of Dwarf Builder, the default version of Java installed on Macs is 1.6. You can download 1.7 from here </text:span><text:span text:style-name="T4">(</text:span><text:a xlink:type="simple" xlink:href="http://jdk7.java.net/macportpreview/"><text:span text:style-name="T4">http://jdk7.java.net/macportpreview/</text:span></text:a><text:span text:style-name="T4">).</text:span><text:span text:style-name="T5"> </text:span><text:span text:style-name="T6">Install this, then search for 'Java Preferences' in spotlight (cmd-space by default). In Java Preferences, you will want to drag the 1.7 version up to the top of the list. Now you should be all set with the required version of Java.</text:span></text:p>
      <text:p text:style-name="P7"/>
      <text:p text:style-name="P9">Second, you must start Dwarf Fortress before starting Sound Sense. It looks for a file that is generated when you start playing. It looks for this file by default where the DwarfFortress.app file is in the same folder as the SoundSense.app file. You may have some issues if they are not in the same folder.</text:p>
      <text:p text:style-name="P7"/>
      <text:p text:style-name="P9">Finally, if this is the first time you're running Sound Sense, you will need to download a soundpack. If you need to, expand the Sound Sense window until you see the 'Soundpack update' button. When you see it, click it, then click 'Start automatic update' to start the download. It's quite large, so it might take a while to finish.</text:p>
      <text:p text:style-name="P10">FAQs</text:p>
      <text:p text:style-name="P8">How can I edit my Dwarf Fortress files manually?</text:p>
      <text:p text:style-name="P6">Dwarf Builder now includes an “Open DF.app Folder” button on the File tab. Handy!</text:p>
      <text:p text:style-name="P8"/>
      <text:p text:style-name="db.menuItem">How do I upgrade between versions of Dwarf Builder?</text:p>
      <text:p text:style-name="db.description">In your older version of Dwarf Builder, click the “Save Settings File” button on the File tab. Then in your new version, use the “Load Settings File” button. Unfortunately due to the interface changes, Dwarf Builder settings files from v6 and below may not be upgraded. Sorry.</text:p>
      <text:p text:style-name="db.menuItem"/>
      <text:p text:style-name="db.description">When constructing Dwarf Fortress in the new version, Dwarf Builder can transfer your save files but it cannot update the raws. This may result in strange behavior, so it is recommended that you stick with the older version of DF until you are done with the save.</text:p>
      <text:p text:style-name="P8"/>
      <text:p text:style-name="P8">So this is like Lazy Newb Pack for Mac, right?</text:p>
      <text:p text:style-name="P6">Yes and no. It's easy to use like LNP, but it's different because it's not meant to frequently change settings between games. If you do change your settings frequently, I recommend looking up MacNewbie Pack on the bay12 forums. Dwarf Builder is more of a “set it and forget it” mod. You set your options once, then it rolls up a separate DF app for you to use day to day. Once this is done, I <text:span text:style-name="T1">don't want</text:span> you to use DB anymore. I actually <text:span text:style-name="T1">want</text:span> you to use DB as <text:span text:style-name="T2">little</text:span> as possible; only when a new version of your favorite tileset or a new version of DF comes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Salutation" style:family="paragraph" style:parent-style-name="Standard" style:class="text">
      <style:paragraph-properties text:number-lines="false" text:line-number="0"/>
    </style:style>
    <style:style style:name="db.description" style:family="paragraph" style:parent-style-name="Standard" style:next-style-name="db.menuItem">
      <style:paragraph-properties fo:margin="100%" fo:margin-left="0.25in" fo:margin-right="0in" fo:margin-top="0in" fo:margin-bottom="0in" fo:text-indent="0in" style:auto-text-indent="false"/>
      <style:text-properties style:font-name="Anonymous Pro" fo:font-size="12pt" style:font-size-asian="10pt" style:font-size-complex="10pt"/>
    </style:style>
    <style:style style:name="db.menuItem" style:family="paragraph" style:parent-style-name="Standard" style:next-style-name="db.description">
      <style:paragraph-properties fo:text-align="start" style:justify-single-word="false"/>
      <style:text-properties style:font-name="Anonymous Pro" fo:font-size="16pt" style:font-size-asian="14pt" style:font-size-complex="14pt"/>
    </style:style>
    <style:style style:name="db.heading" style:family="paragraph" style:parent-style-name="Standard" style:next-style-name="db.menuItem">
      <style:paragraph-properties fo:margin-top="0in" fo:margin-bottom="0.5in" fo:text-align="center" style:justify-single-word="false"/>
      <style:text-properties style:font-name="Anonymous Pro" fo:font-size="28pt" style:font-size-asian="24pt" style:font-size-complex="2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9:13:29</meta:creation-date>
    <meta:editing-duration>PT4H5M12S</meta:editing-duration>
    <meta:editing-cycles>57</meta:editing-cycles>
    <meta:generator>LibreOffice/3.5$MacOSX_x86 LibreOffice_project/235ab8a-3802056-4a8fed3-2d66ea8-e241b80</meta:generator>
    <dc:date>2012-05-15T12:39:40</dc:date>
    <meta:document-statistic meta:table-count="0" meta:image-count="0" meta:object-count="0" meta:page-count="9" meta:paragraph-count="130" meta:word-count="1752" meta:character-count="9964" meta:non-whitespace-character-count="8487"/>
  </office:meta>
</office:document-meta>
</file>